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7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45"/>
    <style:style style:name="ce7" style:family="table-cell" style:parent-style-name="Default" style:data-style-name="N45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40430555555556cm"/>
    </style:style>
    <style:style style:name="co9" style:family="table-column">
      <style:table-column-properties fo:break-before="auto" style:column-width="2.13430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7" table:default-cell-style-name="ce1"/>
        <table:table-column table:style-name="co9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1">
            <text:p>intern_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orktime (time)</text:p>
          </table:table-cell>
          <table:table-cell office:value-type="string" table:style-name="ce1">
            <text:p>worktime</text:p>
          </table:table-cell>
          <table:table-cell table:number-columns-repeated="2" table:style-name="ce1"/>
          <table:table-cell office:value-type="string" table:number-columns-spanned="2" table:number-rows-spanned="1" table:style-name="ce5">
            <text:p>intern_ids</text:p>
          </table:table-cell>
          <table:covered-table-cell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2T00:00:00" table:style-name="ce2">
            <text:p>9/2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45M0S" table:style-name="ce6">
            <text:p>12:45 PM</text:p>
          </table:table-cell>
          <table:table-cell office:value-type="time" office:time-value="PT18H0M0S" table:style-name="ce6">
            <text:p>6:00 PM</text:p>
          </table:table-cell>
          <table:table-cell office:value-type="time" office:time-value="PT8H15M0S" table:formula="of:= ([.D2] - [.C2]) + ([.F2] - [.E2])" table:style-name="ce3">
            <text:p>8:15</text:p>
          </table:table-cell>
          <table:table-cell office:value-type="float" office:value="8.25" table:formula="of:=[.G2] *24" table:style-name="ce4">
            <text:p>8.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tthieu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3T00:00:00" table:style-name="ce2">
            <text:p>9/3/2024</text:p>
          </table:table-cell>
          <table:table-cell office:value-type="time" office:time-value="PT15H0M0S" table:style-name="ce6">
            <text:p>3:00 PM</text:p>
          </table:table-cell>
          <table:table-cell office:value-type="time" office:time-value="PT18H0M0S" table:style-name="ce6">
            <text:p>6:00 P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3H0M0S" table:formula="of:= ([.D3] - [.C3]) + ([.F3] - [.E3])" table:style-name="ce3">
            <text:p>3:00</text:p>
          </table:table-cell>
          <table:table-cell office:value-type="float" office:value="3" table:formula="of:=[.G3] *24" table:style-name="ce4">
            <text:p>3.0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ogo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4T00:00:00" table:style-name="ce2">
            <text:p>9/4/2024</text:p>
          </table:table-cell>
          <table:table-cell office:value-type="time" office:time-value="PT9H15M0S" table:style-name="ce6">
            <text:p>9:1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45M0S" table:style-name="ce6">
            <text:p>12:45 PM</text:p>
          </table:table-cell>
          <table:table-cell office:value-type="time" office:time-value="PT18H0M0S" table:style-name="ce6">
            <text:p>6:00 PM</text:p>
          </table:table-cell>
          <table:table-cell office:value-type="time" office:time-value="PT8H0M0S" table:formula="of:= ([.D4] - [.C4]) + ([.F4] - [.E4])" table:style-name="ce3">
            <text:p>8:00</text:p>
          </table:table-cell>
          <table:table-cell office:value-type="float" office:value="8" table:formula="of:=[.G4] *24" table:style-name="ce4">
            <text:p>8.0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ow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5T00:00:00" table:style-name="ce2">
            <text:p>9/5/2024</text:p>
          </table:table-cell>
          <table:table-cell office:value-type="time" office:time-value="PT9H15M0S" table:style-name="ce6">
            <text:p>9:1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45M0S" table:style-name="ce6">
            <text:p>12:45 PM</text:p>
          </table:table-cell>
          <table:table-cell office:value-type="time" office:time-value="PT19H0M0S" table:style-name="ce6">
            <text:p>7:00 PM</text:p>
          </table:table-cell>
          <table:table-cell office:value-type="time" office:time-value="PT9H0M0S" table:formula="of:= ([.D5] - [.C5]) + ([.F5] - [.E5])" table:style-name="ce3">
            <text:p>9:00</text:p>
          </table:table-cell>
          <table:table-cell office:value-type="float" office:value="8.9999999999999982" table:formula="of:=[.G5] *24" table:style-name="ce4">
            <text:p>9.0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ol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9T00:00:00" table:style-name="ce2">
            <text:p>9/9/2024</text:p>
          </table:table-cell>
          <table:table-cell office:value-type="time" office:time-value="PT9H30M0S" table:style-name="ce6">
            <text:p>9:3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7H30M0S" table:style-name="ce6">
            <text:p>5:30 PM</text:p>
          </table:table-cell>
          <table:table-cell office:value-type="time" office:time-value="PT7H30M0S" table:formula="of:= ([.D6] - [.C6]) + ([.F6] - [.E6])" table:style-name="ce3">
            <text:p>7:30</text:p>
          </table:table-cell>
          <table:table-cell office:value-type="float" office:value="7.5000000000000018" table:formula="of:=[.G6] *24" table:style-name="ce4">
            <text:p>7.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2T00:00:00" table:style-name="ce2">
            <text:p>9/12/2024</text:p>
          </table:table-cell>
          <table:table-cell office:value-type="time" office:time-value="PT14H30M0S" table:style-name="ce6">
            <text:p>2:30 PM</text:p>
          </table:table-cell>
          <table:table-cell office:value-type="time" office:time-value="PT18H0M0S" table:style-name="ce6">
            <text:p>6:00 P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3H30M0S" table:formula="of:= ([.D7] - [.C7]) + ([.F7] - [.E7])" table:style-name="ce3">
            <text:p>3:30</text:p>
          </table:table-cell>
          <table:table-cell office:value-type="float" office:value="3.4999999999999982" table:formula="of:=[.G7] *24" table:style-name="ce4">
            <text:p>3.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30M0S" table:formula="of:= ([.D8] - [.C8]) + ([.F8] - [.E8])" table:style-name="ce3">
            <text:p>8:30</text:p>
          </table:table-cell>
          <table:table-cell office:value-type="float" office:value="8.5" table:formula="of:=[.G8] *24" table:style-name="ce4">
            <text:p>8.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25M0S" table:style-name="ce6">
            <text:p>8:25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8H5M0S" table:style-name="ce6">
            <text:p>6:05 PM</text:p>
          </table:table-cell>
          <table:table-cell office:value-type="time" office:time-value="PT9H10M0S" table:formula="of:= ([.D9] - [.C9]) + ([.F9] - [.E9])" table:style-name="ce3">
            <text:p>9:10</text:p>
          </table:table-cell>
          <table:table-cell office:value-type="float" office:value="9.1666666666666679" table:formula="of:=[.G9] *24" table:style-name="ce4">
            <text:p>9.17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5M0S" table:style-name="ce6">
            <text:p>8:35 AM</text:p>
          </table:table-cell>
          <table:table-cell office:value-type="time" office:time-value="PT12H10M0S" table:style-name="ce6">
            <text:p>12:10 P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8H30M0S" table:style-name="ce6">
            <text:p>6:30 PM</text:p>
          </table:table-cell>
          <table:table-cell office:value-type="time" office:time-value="PT9H25M0S" table:formula="of:= ([.D10] - [.C10]) + ([.F10] - [.E10])" table:style-name="ce3">
            <text:p>9:25</text:p>
          </table:table-cell>
          <table:table-cell office:value-type="float" office:value="9.4166666666666661" table:formula="of:=[.G10] *24" table:style-name="ce4">
            <text:p>9.42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40M0S" table:style-name="ce6">
            <text:p>8:4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9H0M0S" table:style-name="ce6">
            <text:p>7:00 PM</text:p>
          </table:table-cell>
          <table:table-cell office:value-type="time" office:time-value="PT9H40M0S" table:formula="of:= ([.D11] - [.C11]) + ([.F11] - [.E11])" table:style-name="ce3">
            <text:p>9:40</text:p>
          </table:table-cell>
          <table:table-cell office:value-type="float" office:value="9.6666666666666661" table:formula="of:=[.G11] *24" table:style-name="ce4">
            <text:p>9.67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30M0S" table:style-name="ce6">
            <text:p>8:30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6H0M0S" table:style-name="ce6">
            <text:p>4:00 PM</text:p>
          </table:table-cell>
          <table:table-cell office:value-type="time" office:time-value="PT6H20M0S" table:formula="of:= ([.D12] - [.C12]) + ([.F12] - [.E12])" table:style-name="ce3">
            <text:p>6:20</text:p>
          </table:table-cell>
          <table:table-cell office:value-type="float" office:value="6.3333333333333339" table:formula="of:=[.G12] *24" table:style-name="ce4">
            <text:p>6.33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6">
            <text:p>8:30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4H30M0S" table:style-name="ce6">
            <text:p>2:30 PM</text:p>
          </table:table-cell>
          <table:table-cell office:value-type="time" office:time-value="PT18H30M0S" table:style-name="ce6">
            <text:p>6:30 PM</text:p>
          </table:table-cell>
          <table:table-cell office:value-type="time" office:time-value="PT7H15M0S" table:formula="of:= ([.D13] - [.C13]) + ([.F13] - [.E13])" table:style-name="ce3">
            <text:p>7:15</text:p>
          </table:table-cell>
          <table:table-cell office:value-type="float" office:value="7.25" table:formula="of:=[.G13] *24" table:style-name="ce4">
            <text:p>7.25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15M0S" table:style-name="ce6">
            <text:p>8:15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6H0M0S" table:style-name="ce6">
            <text:p>4:00 PM</text:p>
          </table:table-cell>
          <table:table-cell office:value-type="time" office:time-value="PT7H0M0S" table:formula="of:= ([.D14] - [.C14]) + ([.F14] - [.E14])" table:style-name="ce3">
            <text:p>7:00</text:p>
          </table:table-cell>
          <table:table-cell office:value-type="float" office:value="6.9999999999999982" table:formula="of:=[.G14] *24" table:style-name="ce4">
            <text:p>7.0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1H30M0S" table:style-name="ce6">
            <text:p>11:3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8H15M0S" table:style-name="ce6">
            <text:p>6:15 PM</text:p>
          </table:table-cell>
          <table:table-cell office:value-type="time" office:time-value="PT9H45M0S" table:formula="of:= ([.D15] - [.C15]) + ([.F15] - [.E15])" table:style-name="ce3">
            <text:p>9:45</text:p>
          </table:table-cell>
          <table:table-cell office:value-type="float" office:value="9.7499999999999982" table:formula="of:=[.G15] *24" table:style-name="ce4">
            <text:p>9.75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5M0S" table:style-name="ce6">
            <text:p>8:0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7H45M0S" table:style-name="ce6">
            <text:p>5:45 PM</text:p>
          </table:table-cell>
          <table:table-cell office:value-type="time" office:time-value="PT8H25M0S" table:formula="of:= ([.D16] - [.C16]) + ([.F16] - [.E16])" table:style-name="ce3">
            <text:p>8:25</text:p>
          </table:table-cell>
          <table:table-cell office:value-type="float" office:value="8.4166666666666696" table:formula="of:=[.G16] *24" table:style-name="ce4">
            <text:p>8.42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8H15M0S" table:style-name="ce6">
            <text:p>6:15 PM</text:p>
          </table:table-cell>
          <table:table-cell office:value-type="time" office:time-value="PT9H30M0S" table:formula="of:= ([.D17] - [.C17]) + ([.F17] - [.E17])" table:style-name="ce3">
            <text:p>9:30</text:p>
          </table:table-cell>
          <table:table-cell office:value-type="float" office:value="9.4999999999999982" table:formula="of:=[.G17] *24" table:style-name="ce4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13H30M0S" table:style-name="ce6">
            <text:p>1:30 PM</text:p>
          </table:table-cell>
          <table:table-cell office:value-type="time" office:time-value="PT19H0M0S" table:style-name="ce6">
            <text:p>7:00 P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5H30M0S" table:formula="of:= ([.D18] - [.C18]) + ([.F18] - [.E18])" table:style-name="ce3">
            <text:p>5:30</text:p>
          </table:table-cell>
          <table:table-cell office:value-type="float" office:value="5.4999999999999991" table:formula="of:=[.G18] *24" table:style-name="ce4">
            <text:p>5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7H30M0S" table:style-name="ce6">
            <text:p>5:30 PM</text:p>
          </table:table-cell>
          <table:table-cell office:value-type="time" office:time-value="PT9H0M0S" table:formula="of:= ([.D19] - [.C19]) + ([.F19] - [.E19])" table:style-name="ce3">
            <text:p>9:00</text:p>
          </table:table-cell>
          <table:table-cell office:value-type="float" office:value="9.0000000000000018" table:formula="of:=[.G19] *24" table:style-name="ce4">
            <text:p>9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6H30M0S" table:style-name="ce6">
            <text:p>4:30 PM</text:p>
          </table:table-cell>
          <table:table-cell office:value-type="time" office:time-value="PT8H0M0S" table:formula="of:= ([.D20] - [.C20]) + ([.F20] - [.E20])" table:style-name="ce3">
            <text:p>8:00</text:p>
          </table:table-cell>
          <table:table-cell office:value-type="float" office:value="8" table:formula="of:=[.G20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7H30M0S" table:style-name="ce6">
            <text:p>5:30 PM</text:p>
          </table:table-cell>
          <table:table-cell office:value-type="time" office:time-value="PT8H45M0S" table:formula="of:= ([.D21] - [.C21]) + ([.F21] - [.E21])" table:style-name="ce3">
            <text:p>8:45</text:p>
          </table:table-cell>
          <table:table-cell office:value-type="float" office:value="8.7500000000000053" table:formula="of:=[.G21] *24" table:style-name="ce4">
            <text:p>8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8H0M0S" table:style-name="ce6">
            <text:p>6:00 PM</text:p>
          </table:table-cell>
          <table:table-cell office:value-type="time" office:time-value="PT9H30M0S" table:formula="of:= ([.D22] - [.C22]) + ([.F22] - [.E22])" table:style-name="ce3">
            <text:p>9:30</text:p>
          </table:table-cell>
          <table:table-cell office:value-type="float" office:value="9.5" table:formula="of:=[.G22] *24" table:style-name="ce4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8H5M0S" table:style-name="ce6">
            <text:p>8:0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45M0S" table:style-name="ce6">
            <text:p>1:45 PM</text:p>
          </table:table-cell>
          <table:table-cell office:value-type="time" office:time-value="PT16H0M0S" table:style-name="ce6">
            <text:p>4:00 PM</text:p>
          </table:table-cell>
          <table:table-cell office:value-type="time" office:time-value="PT6H10M0S" table:formula="of:= ([.D23] - [.C23]) + ([.F23] - [.E23])" table:style-name="ce3">
            <text:p>6:10</text:p>
          </table:table-cell>
          <table:table-cell office:value-type="float" office:value="6.1666666666666679" table:formula="of:=[.G23] *24" table:style-name="ce4">
            <text:p>6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30M0S" table:style-name="ce6">
            <text:p>8:30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6H20M0S" table:style-name="ce6">
            <text:p>4:20 PM</text:p>
          </table:table-cell>
          <table:table-cell office:value-type="time" office:time-value="PT7H35M0S" table:formula="of:= ([.D24] - [.C24]) + ([.F24] - [.E24])" table:style-name="ce3">
            <text:p>7:35</text:p>
          </table:table-cell>
          <table:table-cell office:value-type="float" office:value="7.5833333333333321" table:formula="of:=[.G24] *24" table:style-name="ce4">
            <text:p>7.5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8H0M0S" table:style-name="ce6">
            <text:p>6:00 P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4H45M0S" table:formula="of:= ([.D25] - [.C25]) + ([.F25] - [.E25])" table:style-name="ce3">
            <text:p>4:45</text:p>
          </table:table-cell>
          <table:table-cell office:value-type="float" office:value="4.7500000000000018" table:formula="of:=[.G25] *24" table:style-name="ce4">
            <text:p>4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15M0S" table:style-name="ce6">
            <text:p>9:15 AM</text:p>
          </table:table-cell>
          <table:table-cell office:value-type="time" office:time-value="PT11H30M0S" table:style-name="ce6">
            <text:p>11:3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7H15M0S" table:formula="of:= ([.D26] - [.C26]) + ([.F26] - [.E26])" table:style-name="ce3">
            <text:p>7:15</text:p>
          </table:table-cell>
          <table:table-cell office:value-type="float" office:value="7.2500000000000009" table:formula="of:=[.G26] *24" table:style-name="ce4">
            <text:p>7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8H5M0S" table:style-name="ce6">
            <text:p>8:05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10M0S" table:formula="of:= ([.D27] - [.C27]) + ([.F27] - [.E27])" table:style-name="ce3">
            <text:p>8:10</text:p>
          </table:table-cell>
          <table:table-cell office:value-type="float" office:value="8.1666666666666679" table:formula="of:=[.G27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7H15M0S" table:style-name="ce6">
            <text:p>5:15 PM</text:p>
          </table:table-cell>
          <table:table-cell office:value-type="time" office:time-value="PT9H10M0S" table:formula="of:= ([.D28] - [.C28]) + ([.F28] - [.E28])" table:style-name="ce3">
            <text:p>9:10</text:p>
          </table:table-cell>
          <table:table-cell office:value-type="float" office:value="9.1666666666666661" table:formula="of:=[.G28] *24" table:style-name="ce4">
            <text:p>9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1H30M0S" table:style-name="ce6">
            <text:p>11:30 AM</text:p>
          </table:table-cell>
          <table:table-cell office:value-type="time" office:time-value="PT12H15M0S" table:style-name="ce6">
            <text:p>12:15 PM</text:p>
          </table:table-cell>
          <table:table-cell office:value-type="time" office:time-value="PT16H50M0S" table:style-name="ce6">
            <text:p>4:50 PM</text:p>
          </table:table-cell>
          <table:table-cell office:value-type="time" office:time-value="PT8H20M0S" table:formula="of:= ([.D29] - [.C29]) + ([.F29] - [.E29])" table:style-name="ce3">
            <text:p>8:20</text:p>
          </table:table-cell>
          <table:table-cell office:value-type="float" office:value="8.3333333333333321" table:formula="of:=[.G29] *24" table:style-name="ce4">
            <text:p>8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0M0S" table:style-name="ce7">
            <text:p>8:00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40M0S" table:style-name="ce7">
            <text:p>12:40 PM</text:p>
          </table:table-cell>
          <table:table-cell office:value-type="time" office:time-value="PT17H0M0S" table:style-name="ce7">
            <text:p>5:00 PM</text:p>
          </table:table-cell>
          <table:table-cell office:value-type="time" office:time-value="PT8H20M0S" table:formula="of:= ([.D30] - [.C30]) + ([.F30] - [.E30])" table:style-name="ce3">
            <text:p>8:20</text:p>
          </table:table-cell>
          <table:table-cell office:value-type="float" office:value="8.3333333333333339" table:formula="of:=[.G30] *24" table:style-name="ce4">
            <text:p>8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50M0S" table:style-name="ce7">
            <text:p>7:50 AM</text:p>
          </table:table-cell>
          <table:table-cell office:value-type="time" office:time-value="PT12H10M0S" table:style-name="ce7">
            <text:p>12:10 PM</text:p>
          </table:table-cell>
          <table:table-cell office:value-type="time" office:time-value="PT12H45M0S" table:style-name="ce7">
            <text:p>12:45 PM</text:p>
          </table:table-cell>
          <table:table-cell office:value-type="time" office:time-value="PT16H35M0S" table:style-name="ce7">
            <text:p>4:35 PM</text:p>
          </table:table-cell>
          <table:table-cell office:value-type="time" office:time-value="PT8H10M0S" table:formula="of:= ([.D31] - [.C31]) + ([.F31] - [.E31])" table:style-name="ce3">
            <text:p>8:10</text:p>
          </table:table-cell>
          <table:table-cell office:value-type="float" office:value="8.1666666666666661" table:formula="of:=[.G31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45M0S" table:style-name="ce7">
            <text:p>7:45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40M0S" table:style-name="ce7">
            <text:p>12:40 PM</text:p>
          </table:table-cell>
          <table:table-cell office:value-type="time" office:time-value="PT16H30M0S" table:style-name="ce7">
            <text:p>4:30 PM</text:p>
          </table:table-cell>
          <table:table-cell office:value-type="time" office:time-value="PT8H5M0S" table:formula="of:= ([.D32] - [.C32]) + ([.F32] - [.E32])" table:style-name="ce3">
            <text:p>8:05</text:p>
          </table:table-cell>
          <table:table-cell office:value-type="float" office:value="8.0833333333333321" table:formula="of:=[.G32] *24" table:style-name="ce4">
            <text:p>8.0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5M0S" table:style-name="ce7">
            <text:p>7:45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40M0S" table:style-name="ce7">
            <text:p>12:40 PM</text:p>
          </table:table-cell>
          <table:table-cell office:value-type="time" office:time-value="PT17H0M0S" table:style-name="ce7">
            <text:p>5:00 PM</text:p>
          </table:table-cell>
          <table:table-cell office:value-type="time" office:time-value="PT8H35M0S" table:formula="of:= ([.D33] - [.C33]) + ([.F33] - [.E33])" table:style-name="ce3">
            <text:p>8:35</text:p>
          </table:table-cell>
          <table:table-cell office:value-type="float" office:value="8.5833333333333339" table:formula="of:=[.G33] *24" table:style-name="ce4">
            <text:p>8.5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45M0S" table:style-name="ce7">
            <text:p>7:45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50M0S" table:style-name="ce7">
            <text:p>12:50 PM</text:p>
          </table:table-cell>
          <table:table-cell office:value-type="time" office:time-value="PT17H15M0S" table:style-name="ce7">
            <text:p>5:15 PM</text:p>
          </table:table-cell>
          <table:table-cell office:value-type="time" office:time-value="PT8H40M0S" table:formula="of:= ([.D34] - [.C34]) + ([.F34] - [.E34])" table:style-name="ce3">
            <text:p>8:40</text:p>
          </table:table-cell>
          <table:table-cell office:value-type="float" office:value="8.6666666666666661" table:formula="of:=[.G34] *24" table:style-name="ce4">
            <text:p>8.6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45M0S" table:style-name="ce7">
            <text:p>7:45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40M0S" table:style-name="ce7">
            <text:p>12:40 PM</text:p>
          </table:table-cell>
          <table:table-cell office:value-type="time" office:time-value="PT16H35M0S" table:style-name="ce7">
            <text:p>4:35 PM</text:p>
          </table:table-cell>
          <table:table-cell office:value-type="time" office:time-value="PT8H10M0S" table:formula="of:= ([.D35] - [.C35]) + ([.F35] - [.E35])" table:style-name="ce3">
            <text:p>8:10</text:p>
          </table:table-cell>
          <table:table-cell office:value-type="float" office:value="8.1666666666666661" table:formula="of:=[.G35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5M0S" table:style-name="ce7">
            <text:p>7:55 AM</text:p>
          </table:table-cell>
          <table:table-cell office:value-type="time" office:time-value="PT12H10M0S" table:style-name="ce7">
            <text:p>12:10 PM</text:p>
          </table:table-cell>
          <table:table-cell office:value-type="time" office:time-value="PT12H50M0S" table:style-name="ce7">
            <text:p>12:50 PM</text:p>
          </table:table-cell>
          <table:table-cell office:value-type="time" office:time-value="PT16H30M0S" table:style-name="ce7">
            <text:p>4:30 PM</text:p>
          </table:table-cell>
          <table:table-cell office:value-type="time" office:time-value="PT7H55M0S" table:formula="of:= ([.D36] - [.C36]) + ([.F36] - [.E36])" table:style-name="ce3">
            <text:p>7:55</text:p>
          </table:table-cell>
          <table:table-cell office:value-type="float" office:value="7.9166666666666661" table:formula="of:=[.G36] *24" table:style-name="ce4">
            <text:p>7.9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45M0S" table:style-name="ce7">
            <text:p>7:45 AM</text:p>
          </table:table-cell>
          <table:table-cell office:value-type="time" office:time-value="PT12H10M0S" table:style-name="ce7">
            <text:p>12:10 PM</text:p>
          </table:table-cell>
          <table:table-cell office:value-type="time" office:time-value="PT12H45M0S" table:style-name="ce7">
            <text:p>12:45 PM</text:p>
          </table:table-cell>
          <table:table-cell office:value-type="time" office:time-value="PT16H20M0S" table:style-name="ce7">
            <text:p>4:20 PM</text:p>
          </table:table-cell>
          <table:table-cell office:value-type="time" office:time-value="PT8H0M0S" table:formula="of:= ([.D37] - [.C37]) + ([.F37] - [.E37])" table:style-name="ce3">
            <text:p>8:00</text:p>
          </table:table-cell>
          <table:table-cell office:value-type="float" office:value="7.9999999999999964" table:formula="of:=[.G37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7H0M0S" table:style-name="ce7">
            <text:p>7:00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50M0S" table:style-name="ce7">
            <text:p>12:50 PM</text:p>
          </table:table-cell>
          <table:table-cell office:value-type="time" office:time-value="PT16H5M0S" table:style-name="ce7">
            <text:p>4:05 PM</text:p>
          </table:table-cell>
          <table:table-cell office:value-type="time" office:time-value="PT8H15M0S" table:formula="of:= ([.D38] - [.C38]) + ([.F38] - [.E38])" table:style-name="ce3">
            <text:p>8:15</text:p>
          </table:table-cell>
          <table:table-cell office:value-type="float" office:value="8.2499999999999982" table:formula="of:=[.G38] *24" table:style-name="ce4">
            <text:p>8.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7">
            <text:p>7:45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40M0S" table:style-name="ce7">
            <text:p>12:40 PM</text:p>
          </table:table-cell>
          <table:table-cell office:value-type="time" office:time-value="PT16H25M0S" table:style-name="ce7">
            <text:p>4:25 PM</text:p>
          </table:table-cell>
          <table:table-cell office:value-type="time" office:time-value="PT8H0M0S" table:formula="of:= ([.D39] - [.C39]) + ([.F39] - [.E39])" table:style-name="ce3">
            <text:p>8:00</text:p>
          </table:table-cell>
          <table:table-cell office:value-type="float" office:value="8" table:formula="of:=[.G39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40M0S" table:style-name="ce7">
            <text:p>7:40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30M0S" table:style-name="ce7">
            <text:p>12:30 PM</text:p>
          </table:table-cell>
          <table:table-cell office:value-type="time" office:time-value="PT16H10M0S" table:style-name="ce7">
            <text:p>4:10 PM</text:p>
          </table:table-cell>
          <table:table-cell office:value-type="time" office:time-value="PT8H0M0S" table:formula="of:= ([.D40] - [.C40]) + ([.F40] - [.E40])" table:style-name="ce3">
            <text:p>8:00</text:p>
          </table:table-cell>
          <table:table-cell office:value-type="float" office:value="8" table:formula="of:=[.G40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40M0S" table:style-name="ce7">
            <text:p>7:40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30M0S" table:style-name="ce7">
            <text:p>12:30 PM</text:p>
          </table:table-cell>
          <table:table-cell office:value-type="time" office:time-value="PT16H10M0S" table:style-name="ce7">
            <text:p>4:10 PM</text:p>
          </table:table-cell>
          <table:table-cell office:value-type="time" office:time-value="PT8H0M0S" table:formula="of:= ([.D41] - [.C41]) + ([.F41] - [.E41])" table:style-name="ce3">
            <text:p>8:00</text:p>
          </table:table-cell>
          <table:table-cell office:value-type="float" office:value="8" table:formula="of:=[.G41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40M0S" table:style-name="ce7">
            <text:p>7:40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30M0S" table:style-name="ce7">
            <text:p>12:30 PM</text:p>
          </table:table-cell>
          <table:table-cell office:value-type="time" office:time-value="PT16H10M0S" table:style-name="ce7">
            <text:p>4:10 PM</text:p>
          </table:table-cell>
          <table:table-cell office:value-type="time" office:time-value="PT8H0M0S" table:formula="of:= ([.D42] - [.C42]) + ([.F42] - [.E42])" table:style-name="ce3">
            <text:p>8:00</text:p>
          </table:table-cell>
          <table:table-cell office:value-type="float" office:value="8" table:formula="of:=[.G42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40M0S" table:style-name="ce7">
            <text:p>7:40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30M0S" table:style-name="ce7">
            <text:p>12:30 PM</text:p>
          </table:table-cell>
          <table:table-cell office:value-type="time" office:time-value="PT16H10M0S" table:style-name="ce7">
            <text:p>4:10 PM</text:p>
          </table:table-cell>
          <table:table-cell office:value-type="time" office:time-value="PT8H0M0S" table:formula="of:= ([.D43] - [.C43]) + ([.F43] - [.E43])" table:style-name="ce3">
            <text:p>8:00</text:p>
          </table:table-cell>
          <table:table-cell office:value-type="float" office:value="8" table:formula="of:=[.G43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7H40M0S" table:style-name="ce7">
            <text:p>7:40 AM</text:p>
          </table:table-cell>
          <table:table-cell office:value-type="time" office:time-value="PT12H20M0S" table:style-name="ce7">
            <text:p>12:20 PM</text:p>
          </table:table-cell>
          <table:table-cell office:value-type="time" office:time-value="PT12H50M0S" table:style-name="ce7">
            <text:p>12:50 PM</text:p>
          </table:table-cell>
          <table:table-cell office:value-type="time" office:time-value="PT16H10M0S" table:style-name="ce7">
            <text:p>4:10 PM</text:p>
          </table:table-cell>
          <table:table-cell office:value-type="time" office:time-value="PT8H0M0S" table:formula="of:= ([.D44] - [.C44]) + ([.F44] - [.E44])" table:style-name="ce3">
            <text:p>8:00</text:p>
          </table:table-cell>
          <table:table-cell office:value-type="float" office:value="8.0000000000000018" table:formula="of:=[.G44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7H40M0S" table:style-name="ce7">
            <text:p>7:40 AM</text:p>
          </table:table-cell>
          <table:table-cell office:value-type="time" office:time-value="PT12H20M0S" table:style-name="ce7">
            <text:p>12:20 PM</text:p>
          </table:table-cell>
          <table:table-cell office:value-type="time" office:time-value="PT12H50M0S" table:style-name="ce7">
            <text:p>12:50 PM</text:p>
          </table:table-cell>
          <table:table-cell office:value-type="time" office:time-value="PT16H10M0S" table:style-name="ce7">
            <text:p>4:10 PM</text:p>
          </table:table-cell>
          <table:table-cell office:value-type="time" office:time-value="PT8H0M0S" table:formula="of:= ([.D45] - [.C45]) + ([.F45] - [.E45])" table:style-name="ce3">
            <text:p>8:00</text:p>
          </table:table-cell>
          <table:table-cell office:value-type="float" office:value="8.0000000000000018" table:formula="of:=[.G45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9H0M0S" table:style-name="ce7">
            <text:p>9:00 AM</text:p>
          </table:table-cell>
          <table:table-cell office:value-type="time" office:time-value="PT12H20M0S" table:style-name="ce7">
            <text:p>12:20 PM</text:p>
          </table:table-cell>
          <table:table-cell office:value-type="time" office:time-value="PT12H50M0S" table:style-name="ce7">
            <text:p>12:50 PM</text:p>
          </table:table-cell>
          <table:table-cell office:value-type="time" office:time-value="PT17H30M0S" table:style-name="ce7">
            <text:p>5:30 PM</text:p>
          </table:table-cell>
          <table:table-cell office:value-type="time" office:time-value="PT8H0M0S" table:formula="of:= ([.D46] - [.C46]) + ([.F46] - [.E46])" table:style-name="ce3">
            <text:p>8:00</text:p>
          </table:table-cell>
          <table:table-cell office:value-type="float" office:value="8" table:formula="of:=[.G46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9H0M0S" table:style-name="ce7">
            <text:p>9:00 AM</text:p>
          </table:table-cell>
          <table:table-cell office:value-type="time" office:time-value="PT12H10M0S" table:style-name="ce7">
            <text:p>12:10 PM</text:p>
          </table:table-cell>
          <table:table-cell office:value-type="time" office:time-value="PT12H40M0S" table:style-name="ce7">
            <text:p>12:40 PM</text:p>
          </table:table-cell>
          <table:table-cell office:value-type="time" office:time-value="PT17H40M0S" table:style-name="ce7">
            <text:p>5:40 PM</text:p>
          </table:table-cell>
          <table:table-cell office:value-type="time" office:time-value="PT8H10M0S" table:formula="of:= ([.D47] - [.C47]) + ([.F47] - [.E47])" table:style-name="ce3">
            <text:p>8:10</text:p>
          </table:table-cell>
          <table:table-cell office:value-type="float" office:value="8.1666666666666679" table:formula="of:=[.G47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8H50M0S" table:style-name="ce7">
            <text:p>8:50 AM</text:p>
          </table:table-cell>
          <table:table-cell office:value-type="time" office:time-value="PT12H0M0S" table:style-name="ce7">
            <text:p>12:00 PM</text:p>
          </table:table-cell>
          <table:table-cell office:value-type="time" office:time-value="PT12H30M0S" table:style-name="ce7">
            <text:p>12:30 PM</text:p>
          </table:table-cell>
          <table:table-cell office:value-type="time" office:time-value="PT16H10M0S" table:style-name="ce7">
            <text:p>4:10 PM</text:p>
          </table:table-cell>
          <table:table-cell office:value-type="time" office:time-value="PT6H50M0S" table:formula="of:= ([.D48] - [.C48]) + ([.F48] - [.E48])" table:style-name="ce3">
            <text:p>6:50</text:p>
          </table:table-cell>
          <table:table-cell office:value-type="float" office:value="6.833333333333333" table:formula="of:=[.G48] *24" table:style-name="ce4">
            <text:p>6.8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15M0S" table:formula="of:= ([.D49] - [.C49]) + ([.F49] - [.E49])" table:style-name="ce3">
            <text:p>8:15</text:p>
          </table:table-cell>
          <table:table-cell office:value-type="float" office:value="8.2500000000000018" table:formula="of:=[.G49] *24" table:style-name="ce4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2H20M0S" table:style-name="ce6">
            <text:p>12:20 PM</text:p>
          </table:table-cell>
          <table:table-cell office:value-type="time" office:time-value="PT13H20M0S" table:style-name="ce6">
            <text:p>1:2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10M0S" table:formula="of:= ([.D50] - [.C50]) + ([.F50] - [.E50])" table:style-name="ce3">
            <text:p>8:10</text:p>
          </table:table-cell>
          <table:table-cell office:value-type="float" office:value="8.1666666666666679" table:formula="of:=[.G50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20M0S" table:style-name="ce6">
            <text:p>12:20 PM</text:p>
          </table:table-cell>
          <table:table-cell office:value-type="time" office:time-value="PT13H20M0S" table:style-name="ce6">
            <text:p>1:2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0M0S" table:formula="of:= ([.D51] - [.C51]) + ([.F51] - [.E51])" table:style-name="ce3">
            <text:p>8:00</text:p>
          </table:table-cell>
          <table:table-cell office:value-type="float" office:value="8.0000000000000018" table:formula="of:=[.G51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7H55M0S" table:style-name="ce6">
            <text:p>7:55 AM</text:p>
          </table:table-cell>
          <table:table-cell office:value-type="time" office:time-value="PT12H25M0S" table:style-name="ce6">
            <text:p>12:25 PM</text:p>
          </table:table-cell>
          <table:table-cell office:value-type="time" office:time-value="PT13H25M0S" table:style-name="ce6">
            <text:p>1:25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5M0S" table:formula="of:= ([.D52] - [.C52]) + ([.F52] - [.E52])" table:style-name="ce3">
            <text:p>8:05</text:p>
          </table:table-cell>
          <table:table-cell office:value-type="float" office:value="8.0833333333333321" table:formula="of:=[.G52] *24" table:style-name="ce4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10M0S" table:style-name="ce6">
            <text:p>12:10 PM</text:p>
          </table:table-cell>
          <table:table-cell office:value-type="time" office:time-value="PT13H10M0S" table:style-name="ce6">
            <text:p>1:10 PM</text:p>
          </table:table-cell>
          <table:table-cell office:value-type="time" office:time-value="PT16H30M0S" table:style-name="ce6">
            <text:p>4:30 PM</text:p>
          </table:table-cell>
          <table:table-cell office:value-type="time" office:time-value="PT7H45M0S" table:formula="of:= ([.D53] - [.C53]) + ([.F53] - [.E53])" table:style-name="ce3">
            <text:p>7:45</text:p>
          </table:table-cell>
          <table:table-cell office:value-type="float" office:value="7.75" table:formula="of:=[.G53] *24" table:style-name="ce4">
            <text:p>7.7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55M0S" table:style-name="ce6">
            <text:p>7:55 AM</text:p>
          </table:table-cell>
          <table:table-cell office:value-type="time" office:time-value="PT12H35M0S" table:style-name="ce6">
            <text:p>12:35 PM</text:p>
          </table:table-cell>
          <table:table-cell office:value-type="time" office:time-value="PT13H10M0S" table:style-name="ce6">
            <text:p>1:1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30M0S" table:formula="of:= ([.D54] - [.C54]) + ([.F54] - [.E54])" table:style-name="ce3">
            <text:p>8:30</text:p>
          </table:table-cell>
          <table:table-cell office:value-type="float" office:value="8.5000000000000036" table:formula="of:=[.G54] *24" table:style-name="ce4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7M0S" table:style-name="ce6">
            <text:p>7:47 A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3H5M0S" table:style-name="ce6">
            <text:p>1:05 PM</text:p>
          </table:table-cell>
          <table:table-cell office:value-type="time" office:time-value="PT17H15M0S" table:style-name="ce6">
            <text:p>5:15 PM</text:p>
          </table:table-cell>
          <table:table-cell office:value-type="time" office:time-value="PT9H3M0S" table:formula="of:= ([.D55] - [.C55]) + ([.F55] - [.E55])" table:style-name="ce3">
            <text:p>9:03</text:p>
          </table:table-cell>
          <table:table-cell office:value-type="float" office:value="9.0499999999999989" table:formula="of:=[.G55] *24" table:style-name="ce4">
            <text:p>9.0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2H35M0S" table:style-name="ce6">
            <text:p>12:35 PM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30M0S" table:formula="of:= ([.D56] - [.C56]) + ([.F56] - [.E56])" table:style-name="ce3">
            <text:p>8:30</text:p>
          </table:table-cell>
          <table:table-cell office:value-type="float" office:value="8.5" table:formula="of:=[.G56] *24" table:style-name="ce4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55M0S" table:style-name="ce6">
            <text:p>7:55 AM</text:p>
          </table:table-cell>
          <table:table-cell office:value-type="time" office:time-value="PT12H20M0S" table:style-name="ce6">
            <text:p>12:20 P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6H30M0S" table:style-name="ce6">
            <text:p>4:30 PM</text:p>
          </table:table-cell>
          <table:table-cell office:value-type="time" office:time-value="PT8H15M0S" table:formula="of:= ([.D57] - [.C57]) + ([.F57] - [.E57])" table:style-name="ce3">
            <text:p>8:15</text:p>
          </table:table-cell>
          <table:table-cell office:value-type="float" office:value="8.2500000000000018" table:formula="of:=[.G57] *24" table:style-name="ce4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1H35M0S" table:style-name="ce6">
            <text:p>11:35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4H45M0S" table:style-name="ce6">
            <text:p>2:45 PM</text:p>
          </table:table-cell>
          <table:table-cell office:value-type="time" office:time-value="PT6H40M0S" table:formula="of:= ([.D58] - [.C58]) + ([.F58] - [.E58])" table:style-name="ce3">
            <text:p>6:40</text:p>
          </table:table-cell>
          <table:table-cell office:value-type="float" office:value="6.666666666666667" table:formula="of:=[.G58] *24" table:style-name="ce4">
            <text:p>6.6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10M0S" table:formula="of:= ([.D59] - [.C59]) + ([.F59] - [.E59])" table:style-name="ce3">
            <text:p>8:10</text:p>
          </table:table-cell>
          <table:table-cell office:value-type="float" office:value="8.1666666666666679" table:formula="of:=[.G59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35M0S" table:style-name="ce6">
            <text:p>12:35 PM</text:p>
          </table:table-cell>
          <table:table-cell office:value-type="time" office:time-value="PT13H5M0S" table:style-name="ce6">
            <text:p>1:05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30M0S" table:formula="of:= ([.D60] - [.C60]) + ([.F60] - [.E60])" table:style-name="ce3">
            <text:p>8:30</text:p>
          </table:table-cell>
          <table:table-cell office:value-type="float" office:value="8.5" table:formula="of:=[.G60] *24" table:style-name="ce4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45M0S" table:formula="of:= ([.D61] - [.C61]) + ([.F61] - [.E61])" table:style-name="ce3">
            <text:p>8:45</text:p>
          </table:table-cell>
          <table:table-cell office:value-type="float" office:value="8.7500000000000018" table:formula="of:=[.G61] *24" table:style-name="ce4">
            <text:p>8.7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6H20M0S" table:style-name="ce6">
            <text:p>4:20 PM</text:p>
          </table:table-cell>
          <table:table-cell office:value-type="time" office:time-value="PT7H30M0S" table:formula="of:= ([.D62] - [.C62]) + ([.F62] - [.E62])" table:style-name="ce3">
            <text:p>7:30</text:p>
          </table:table-cell>
          <table:table-cell office:value-type="float" office:value="7.4999999999999982" table:formula="of:=[.G62] *24" table:style-name="ce4">
            <text:p>7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10M0S" table:style-name="ce6">
            <text:p>5:10 PM</text:p>
          </table:table-cell>
          <table:table-cell office:value-type="time" office:time-value="PT8H25M0S" table:formula="of:= ([.D63] - [.C63]) + ([.F63] - [.E63])" table:style-name="ce3">
            <text:p>8:25</text:p>
          </table:table-cell>
          <table:table-cell office:value-type="float" office:value="8.4166666666666679" table:formula="of:=[.G63] *24" table:style-name="ce4">
            <text:p>8.4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0M0S" table:formula="of:= ([.D64] - [.C64]) + ([.F64] - [.E64])" table:style-name="ce3">
            <text:p>8:00</text:p>
          </table:table-cell>
          <table:table-cell office:value-type="float" office:value="8.0000000000000018" table:formula="of:=[.G64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6H45M0S" table:style-name="ce6">
            <text:p>4:45 PM</text:p>
          </table:table-cell>
          <table:table-cell office:value-type="time" office:time-value="PT8H0M0S" table:formula="of:= ([.D65] - [.C65]) + ([.F65] - [.E65])" table:style-name="ce3">
            <text:p>8:00</text:p>
          </table:table-cell>
          <table:table-cell office:value-type="float" office:value="8" table:formula="of:=[.G65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55M0S" table:style-name="ce6">
            <text:p>7:5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6H30M0S" table:style-name="ce6">
            <text:p>4:30 PM</text:p>
          </table:table-cell>
          <table:table-cell office:value-type="time" office:time-value="PT8H5M0S" table:formula="of:= ([.D66] - [.C66]) + ([.F66] - [.E66])" table:style-name="ce3">
            <text:p>8:05</text:p>
          </table:table-cell>
          <table:table-cell office:value-type="float" office:value="8.0833333333333321" table:formula="of:=[.G66] *24" table:style-name="ce4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6H30M0S" table:style-name="ce6">
            <text:p>4:30 PM</text:p>
          </table:table-cell>
          <table:table-cell office:value-type="time" office:time-value="PT8H10M0S" table:formula="of:= ([.D67] - [.C67]) + ([.F67] - [.E67])" table:style-name="ce3">
            <text:p>8:10</text:p>
          </table:table-cell>
          <table:table-cell office:value-type="float" office:value="8.1666666666666661" table:formula="of:=[.G67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6H30M0S" table:style-name="ce6">
            <text:p>4:30 PM</text:p>
          </table:table-cell>
          <table:table-cell office:value-type="time" office:time-value="PT8H10M0S" table:formula="of:= ([.D68] - [.C68]) + ([.F68] - [.E68])" table:style-name="ce3">
            <text:p>8:10</text:p>
          </table:table-cell>
          <table:table-cell office:value-type="float" office:value="8.1666666666666661" table:formula="of:=[.G68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55M0S" table:style-name="ce6">
            <text:p>7:5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35M0S" table:formula="of:= ([.D69] - [.C69]) + ([.F69] - [.E69])" table:style-name="ce3">
            <text:p>8:35</text:p>
          </table:table-cell>
          <table:table-cell office:value-type="float" office:value="8.5833333333333339" table:formula="of:=[.G69] *24" table:style-name="ce4">
            <text:p>8.5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7H50M0S" table:style-name="ce6">
            <text:p>7:5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40M0S" table:formula="of:= ([.D70] - [.C70]) + ([.F70] - [.E70])" table:style-name="ce3">
            <text:p>8:40</text:p>
          </table:table-cell>
          <table:table-cell office:value-type="float" office:value="8.6666666666666661" table:formula="of:=[.G70] *24" table:style-name="ce4">
            <text:p>8.6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5H0M0S" table:style-name="ce6">
            <text:p>3:00 PM</text:p>
          </table:table-cell>
          <table:table-cell office:value-type="time" office:time-value="PT6H15M0S" table:formula="of:= ([.D71] - [.C71]) + ([.F71] - [.E71])" table:style-name="ce3">
            <text:p>6:15</text:p>
          </table:table-cell>
          <table:table-cell office:value-type="float" office:value="6.25" table:formula="of:=[.G71] *24" table:style-name="ce4">
            <text:p>6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7H55M0S" table:style-name="ce6">
            <text:p>7:5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5M0S" table:formula="of:= ([.D72] - [.C72]) + ([.F72] - [.E72])" table:style-name="ce3">
            <text:p>8:05</text:p>
          </table:table-cell>
          <table:table-cell office:value-type="float" office:value="8.0833333333333357" table:formula="of:=[.G72] *24" table:style-name="ce4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6H45M0S" table:style-name="ce6">
            <text:p>4:45 PM</text:p>
          </table:table-cell>
          <table:table-cell office:value-type="time" office:time-value="PT8H0M0S" table:formula="of:= ([.D73] - [.C73]) + ([.F73] - [.E73])" table:style-name="ce3">
            <text:p>8:00</text:p>
          </table:table-cell>
          <table:table-cell office:value-type="float" office:value="8" table:formula="of:=[.G73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7H45M0S" table:style-name="ce6">
            <text:p>7:4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15M0S" table:formula="of:= ([.D74] - [.C74]) + ([.F74] - [.E74])" table:style-name="ce3">
            <text:p>8:15</text:p>
          </table:table-cell>
          <table:table-cell office:value-type="float" office:value="8.2500000000000018" table:formula="of:=[.G74] *24" table:style-name="ce4">
            <text:p>8.2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55M0S" table:style-name="ce6">
            <text:p>7:5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10M0S" table:style-name="ce6">
            <text:p>1:10 PM</text:p>
          </table:table-cell>
          <table:table-cell office:value-type="time" office:time-value="PT17H10M0S" table:style-name="ce6">
            <text:p>5:10 PM</text:p>
          </table:table-cell>
          <table:table-cell office:value-type="time" office:time-value="PT8H5M0S" table:formula="of:= ([.D75] - [.C75]) + ([.F75] - [.E75])" table:style-name="ce3">
            <text:p>8:05</text:p>
          </table:table-cell>
          <table:table-cell office:value-type="float" office:value="8.0833333333333357" table:formula="of:=[.G75] *24" table:style-name="ce4">
            <text:p>8.0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5M0S" table:style-name="ce6">
            <text:p>8:05 AM</text:p>
          </table:table-cell>
          <table:table-cell office:value-type="time" office:time-value="PT12H5M0S" table:style-name="ce6">
            <text:p>12:05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0M0S" table:style-name="ce6">
            <text:p>5:00 PM</text:p>
          </table:table-cell>
          <table:table-cell office:value-type="time" office:time-value="PT8H0M0S" table:formula="of:= ([.D76] - [.C76]) + ([.F76] - [.E76])" table:style-name="ce3">
            <text:p>8:00</text:p>
          </table:table-cell>
          <table:table-cell office:value-type="float" office:value="8" table:formula="of:=[.G76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0M0S" table:style-name="ce6">
            <text:p>8:30 AM</text:p>
          </table:table-cell>
          <table:table-cell office:value-type="time" office:time-value="PT12H10M0S" table:style-name="ce6">
            <text:p>12:10 PM</text:p>
          </table:table-cell>
          <table:table-cell office:value-type="time" office:time-value="PT12H55M0S" table:style-name="ce6">
            <text:p>12:55 PM</text:p>
          </table:table-cell>
          <table:table-cell office:value-type="time" office:time-value="PT17H40M0S" table:style-name="ce6">
            <text:p>5:40 PM</text:p>
          </table:table-cell>
          <table:table-cell office:value-type="time" office:time-value="PT8H25M0S" table:formula="of:= ([.D77] - [.C77]) + ([.F77] - [.E77])" table:style-name="ce3">
            <text:p>8:25</text:p>
          </table:table-cell>
          <table:table-cell office:value-type="float" office:value="8.4166666666666679" table:formula="of:=[.G77] *24" table:style-name="ce4">
            <text:p>8.4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35M0S" table:style-name="ce6">
            <text:p>8:35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2H45M0S" table:style-name="ce6">
            <text:p>12:45 PM</text:p>
          </table:table-cell>
          <table:table-cell office:value-type="time" office:time-value="PT17H45M0S" table:style-name="ce6">
            <text:p>5:45 PM</text:p>
          </table:table-cell>
          <table:table-cell office:value-type="time" office:time-value="PT8H10M0S" table:formula="of:= ([.D78] - [.C78]) + ([.F78] - [.E78])" table:style-name="ce3">
            <text:p>8:10</text:p>
          </table:table-cell>
          <table:table-cell office:value-type="float" office:value="8.1666666666666679" table:formula="of:=[.G78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40M0S" table:style-name="ce6">
            <text:p>8:40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2H45M0S" table:style-name="ce6">
            <text:p>12:45 PM</text:p>
          </table:table-cell>
          <table:table-cell office:value-type="time" office:time-value="PT17H5M0S" table:style-name="ce6">
            <text:p>5:05 PM</text:p>
          </table:table-cell>
          <table:table-cell office:value-type="time" office:time-value="PT7H30M0S" table:formula="of:= ([.D79] - [.C79]) + ([.F79] - [.E79])" table:style-name="ce3">
            <text:p>7:30</text:p>
          </table:table-cell>
          <table:table-cell office:value-type="float" office:value="7.4999999999999982" table:formula="of:=[.G79] *24" table:style-name="ce4">
            <text:p>7.5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8H30M0S" table:style-name="ce6">
            <text:p>8:30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2H35M0S" table:style-name="ce6">
            <text:p>12:35 PM</text:p>
          </table:table-cell>
          <table:table-cell office:value-type="time" office:time-value="PT17H45M0S" table:style-name="ce6">
            <text:p>5:45 PM</text:p>
          </table:table-cell>
          <table:table-cell office:value-type="time" office:time-value="PT8H30M0S" table:formula="of:= ([.D80] - [.C80]) + ([.F80] - [.E80])" table:style-name="ce3">
            <text:p>8:30</text:p>
          </table:table-cell>
          <table:table-cell office:value-type="float" office:value="8.5" table:formula="of:=[.G80] *24" table:style-name="ce4">
            <text:p>8.5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6">
            <text:p>8:30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3H20M0S" table:style-name="ce6">
            <text:p>1:20 PM</text:p>
          </table:table-cell>
          <table:table-cell office:value-type="time" office:time-value="PT16H45M0S" table:style-name="ce6">
            <text:p>4:45 PM</text:p>
          </table:table-cell>
          <table:table-cell office:value-type="time" office:time-value="PT6H45M0S" table:formula="of:= ([.D81] - [.C81]) + ([.F81] - [.E81])" table:style-name="ce3">
            <text:p>6:45</text:p>
          </table:table-cell>
          <table:table-cell office:value-type="float" office:value="6.7499999999999982" table:formula="of:=[.G81] *24" table:style-name="ce4">
            <text:p>6.7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5M0S" table:style-name="ce6">
            <text:p>8:05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7H20M0S" table:style-name="ce6">
            <text:p>5:20 PM</text:p>
          </table:table-cell>
          <table:table-cell office:value-type="time" office:time-value="PT8H35M0S" table:formula="of:= ([.D82] - [.C82]) + ([.F82] - [.E82])" table:style-name="ce3">
            <text:p>8:35</text:p>
          </table:table-cell>
          <table:table-cell office:value-type="float" office:value="8.5833333333333321" table:formula="of:=[.G82] *24" table:style-name="ce4">
            <text:p>8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7H50M0S" table:style-name="ce6">
            <text:p>5:50 PM</text:p>
          </table:table-cell>
          <table:table-cell office:value-type="time" office:time-value="PT8H10M0S" table:formula="of:= ([.D83] - [.C83]) + ([.F83] - [.E83])" table:style-name="ce3">
            <text:p>8:10</text:p>
          </table:table-cell>
          <table:table-cell office:value-type="float" office:value="8.1666666666666643" table:formula="of:=[.G83] *24" table:style-name="ce4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30M0S" table:style-name="ce6">
            <text:p>8:30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8H40M0S" table:style-name="ce6">
            <text:p>6:40 PM</text:p>
          </table:table-cell>
          <table:table-cell office:value-type="time" office:time-value="PT9H25M0S" table:formula="of:= ([.D84] - [.C84]) + ([.F84] - [.E84])" table:style-name="ce3">
            <text:p>9:25</text:p>
          </table:table-cell>
          <table:table-cell office:value-type="float" office:value="9.4166666666666661" table:formula="of:=[.G84] *24" table:style-name="ce4">
            <text:p>9.4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50M0S" table:style-name="ce6">
            <text:p>8:50 AM</text:p>
          </table:table-cell>
          <table:table-cell office:value-type="time" office:time-value="PT12H10M0S" table:style-name="ce6">
            <text:p>12:10 P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7H20M0S" table:style-name="ce6">
            <text:p>5:20 PM</text:p>
          </table:table-cell>
          <table:table-cell office:value-type="time" office:time-value="PT8H0M0S" table:formula="of:= ([.D85] - [.C85]) + ([.F85] - [.E85])" table:style-name="ce3">
            <text:p>8:00</text:p>
          </table:table-cell>
          <table:table-cell office:value-type="float" office:value="7.9999999999999982" table:formula="of:=[.G85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1H55M0S" table:style-name="ce6">
            <text:p>11:55 AM</text:p>
          </table:table-cell>
          <table:table-cell office:value-type="time" office:time-value="PT12H35M0S" table:style-name="ce6">
            <text:p>12:35 PM</text:p>
          </table:table-cell>
          <table:table-cell office:value-type="time" office:time-value="PT17H15M0S" table:style-name="ce6">
            <text:p>5:15 PM</text:p>
          </table:table-cell>
          <table:table-cell office:value-type="time" office:time-value="PT7H35M0S" table:formula="of:= ([.D86] - [.C86]) + ([.F86] - [.E86])" table:style-name="ce3">
            <text:p>7:35</text:p>
          </table:table-cell>
          <table:table-cell office:value-type="float" office:value="7.5833333333333321" table:formula="of:=[.G86] *24" table:style-name="ce4">
            <text:p>7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55M0S" table:style-name="ce6">
            <text:p>8:55 AM</text:p>
          </table:table-cell>
          <table:table-cell office:value-type="time" office:time-value="PT12H5M0S" table:style-name="ce6">
            <text:p>12:05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30M0S" table:style-name="ce6">
            <text:p>5:30 PM</text:p>
          </table:table-cell>
          <table:table-cell office:value-type="time" office:time-value="PT7H40M0S" table:formula="of:= ([.D87] - [.C87]) + ([.F87] - [.E87])" table:style-name="ce3">
            <text:p>7:40</text:p>
          </table:table-cell>
          <table:table-cell office:value-type="float" office:value="7.6666666666666679" table:formula="of:=[.G87] *24" table:style-name="ce4">
            <text:p>7.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40M0S" table:style-name="ce6">
            <text:p>8:40 AM</text:p>
          </table:table-cell>
          <table:table-cell office:value-type="time" office:time-value="PT12H15M0S" table:style-name="ce6">
            <text:p>12:15 PM</text:p>
          </table:table-cell>
          <table:table-cell office:value-type="time" office:time-value="PT12H45M0S" table:style-name="ce6">
            <text:p>12:45 PM</text:p>
          </table:table-cell>
          <table:table-cell office:value-type="time" office:time-value="PT16H30M0S" table:style-name="ce6">
            <text:p>4:30 PM</text:p>
          </table:table-cell>
          <table:table-cell office:value-type="time" office:time-value="PT7H20M0S" table:formula="of:= ([.D88] - [.C88]) + ([.F88] - [.E88])" table:style-name="ce3">
            <text:p>7:20</text:p>
          </table:table-cell>
          <table:table-cell office:value-type="float" office:value="7.3333333333333321" table:formula="of:=[.G88] *24" table:style-name="ce4">
            <text:p>7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8H15M0S" table:style-name="ce6">
            <text:p>8:15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8H20M0S" table:style-name="ce6">
            <text:p>6:20 PM</text:p>
          </table:table-cell>
          <table:table-cell office:value-type="time" office:time-value="PT9H25M0S" table:formula="of:= ([.D89] - [.C89]) + ([.F89] - [.E89])" table:style-name="ce3">
            <text:p>9:25</text:p>
          </table:table-cell>
          <table:table-cell office:value-type="float" office:value="9.4166666666666643" table:formula="of:=[.G89] *24" table:style-name="ce4">
            <text:p>9.4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2H40M0S" table:style-name="ce6">
            <text:p>12:40 PM</text:p>
          </table:table-cell>
          <table:table-cell office:value-type="time" office:time-value="PT17H5M0S" table:style-name="ce6">
            <text:p>5:05 PM</text:p>
          </table:table-cell>
          <table:table-cell office:value-type="time" office:time-value="PT7H25M0S" table:formula="of:= ([.D90] - [.C90]) + ([.F90] - [.E90])" table:style-name="ce3">
            <text:p>7:25</text:p>
          </table:table-cell>
          <table:table-cell office:value-type="float" office:value="7.4166666666666643" table:formula="of:=[.G90] *24" table:style-name="ce4">
            <text:p>7.4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2H15M0S" table:style-name="ce6">
            <text:p>12:15 P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7H35M0S" table:style-name="ce6">
            <text:p>5:35 PM</text:p>
          </table:table-cell>
          <table:table-cell office:value-type="time" office:time-value="PT8H20M0S" table:formula="of:= ([.D91] - [.C91]) + ([.F91] - [.E91])" table:style-name="ce3">
            <text:p>8:20</text:p>
          </table:table-cell>
          <table:table-cell office:value-type="float" office:value="8.3333333333333304" table:formula="of:=[.G91] *24" table:style-name="ce4">
            <text:p>8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9H20M0S" table:style-name="ce6">
            <text:p>9:20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7H20M0S" table:style-name="ce6">
            <text:p>5:20 PM</text:p>
          </table:table-cell>
          <table:table-cell office:value-type="time" office:time-value="PT7H30M0S" table:formula="of:= ([.D92] - [.C92]) + ([.F92] - [.E92])" table:style-name="ce3">
            <text:p>7:30</text:p>
          </table:table-cell>
          <table:table-cell office:value-type="float" office:value="7.5000000000000018" table:formula="of:=[.G92] *24" table:style-name="ce4">
            <text:p>7.5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0M0S" table:style-name="ce6">
            <text:p>8:00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2H30M0S" table:style-name="ce6">
            <text:p>12:30 PM</text:p>
          </table:table-cell>
          <table:table-cell office:value-type="time" office:time-value="PT16H5M0S" table:style-name="ce6">
            <text:p>4:05 PM</text:p>
          </table:table-cell>
          <table:table-cell office:value-type="time" office:time-value="PT7H25M0S" table:formula="of:= ([.D93] - [.C93]) + ([.F93] - [.E93])" table:style-name="ce3">
            <text:p>7:25</text:p>
          </table:table-cell>
          <table:table-cell office:value-type="float" office:value="7.4166666666666661" table:formula="of:=[.G93] *24" table:style-name="ce4">
            <text:p>7.4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2H10M0S" table:style-name="ce6">
            <text:p>12:10 PM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9H25M0S" table:style-name="ce6">
            <text:p>7:25 PM</text:p>
          </table:table-cell>
          <table:table-cell office:value-type="time" office:time-value="PT9H20M0S" table:formula="of:= ([.D94] - [.C94]) + ([.F94] - [.E94])" table:style-name="ce3">
            <text:p>9:20</text:p>
          </table:table-cell>
          <table:table-cell office:value-type="float" office:value="9.3333333333333321" table:formula="of:=[.G94] *24" table:style-name="ce4">
            <text:p>9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2H55M0S" table:style-name="ce6">
            <text:p>12:55 PM</text:p>
          </table:table-cell>
          <table:table-cell office:value-type="time" office:time-value="PT13H40M0S" table:style-name="ce6">
            <text:p>1:40 PM</text:p>
          </table:table-cell>
          <table:table-cell office:value-type="time" office:time-value="PT17H45M0S" table:style-name="ce6">
            <text:p>5:45 PM</text:p>
          </table:table-cell>
          <table:table-cell office:value-type="time" office:time-value="PT8H0M0S" table:formula="of:= ([.D95] - [.C95]) + ([.F95] - [.E95])" table:style-name="ce3">
            <text:p>8:00</text:p>
          </table:table-cell>
          <table:table-cell office:value-type="float" office:value="8" table:formula="of:=[.G95] *24" table:style-name="ce4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9H0M0S" table:style-name="ce6">
            <text:p>9:00 AM</text:p>
          </table:table-cell>
          <table:table-cell office:value-type="time" office:time-value="PT11H50M0S" table:style-name="ce6">
            <text:p>11:50 AM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7H35M0S" table:style-name="ce6">
            <text:p>5:35 PM</text:p>
          </table:table-cell>
          <table:table-cell office:value-type="time" office:time-value="PT7H10M0S" table:formula="of:= ([.D96] - [.C96]) + ([.F96] - [.E96])" table:style-name="ce3">
            <text:p>7:10</text:p>
          </table:table-cell>
          <table:table-cell office:value-type="float" office:value="7.1666666666666652" table:formula="of:=[.G96] *24" table:style-name="ce4">
            <text:p>7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8H40M0S" table:style-name="ce6">
            <text:p>8:40 AM</text:p>
          </table:table-cell>
          <table:table-cell office:value-type="time" office:time-value="PT12H35M0S" table:style-name="ce6">
            <text:p>12:35 PM</text:p>
          </table:table-cell>
          <table:table-cell office:value-type="time" office:time-value="PT12H55M0S" table:style-name="ce6">
            <text:p>12:55 PM</text:p>
          </table:table-cell>
          <table:table-cell office:value-type="time" office:time-value="PT17H20M0S" table:style-name="ce6">
            <text:p>5:20 PM</text:p>
          </table:table-cell>
          <table:table-cell office:value-type="time" office:time-value="PT8H20M0S" table:formula="of:= ([.D97] - [.C97]) + ([.F97] - [.E97])" table:style-name="ce3">
            <text:p>8:20</text:p>
          </table:table-cell>
          <table:table-cell office:value-type="float" office:value="8.3333333333333339" table:formula="of:=[.G97] *24" table:style-name="ce4">
            <text:p>8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8H55M0S" table:style-name="ce6">
            <text:p>8:55 AM</text:p>
          </table:table-cell>
          <table:table-cell office:value-type="time" office:time-value="PT11H45M0S" table:style-name="ce6">
            <text:p>11:45 AM</text:p>
          </table:table-cell>
          <table:table-cell office:value-type="time" office:time-value="PT12H15M0S" table:style-name="ce6">
            <text:p>12:15 PM</text:p>
          </table:table-cell>
          <table:table-cell office:value-type="time" office:time-value="PT16H0M0S" table:style-name="ce6">
            <text:p>4:00 PM</text:p>
          </table:table-cell>
          <table:table-cell office:value-type="time" office:time-value="PT6H35M0S" table:formula="of:= ([.D98] - [.C98]) + ([.F98] - [.E98])" table:style-name="ce3">
            <text:p>6:35</text:p>
          </table:table-cell>
          <table:table-cell office:value-type="float" office:value="6.5833333333333339" table:formula="of:=[.G98] *24" table:style-name="ce4">
            <text:p>6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7H40M0S" table:style-name="ce6">
            <text:p>7:40 AM</text:p>
          </table:table-cell>
          <table:table-cell office:value-type="time" office:time-value="PT12H0M0S" table:style-name="ce6">
            <text:p>12:00 PM</text:p>
          </table:table-cell>
          <table:table-cell office:value-type="time" office:time-value="PT13H0M0S" table:style-name="ce6">
            <text:p>1:00 PM</text:p>
          </table:table-cell>
          <table:table-cell office:value-type="time" office:time-value="PT18H0M0S" table:style-name="ce6">
            <text:p>6:00 PM</text:p>
          </table:table-cell>
          <table:table-cell office:value-type="time" office:time-value="PT9H20M0S" table:formula="of:= ([.D99] - [.C99]) + ([.F99] - [.E99])" table:style-name="ce3">
            <text:p>9:20</text:p>
          </table:table-cell>
          <table:table-cell office:value-type="float" office:value="9.3333333333333339" table:formula="of:=[.G99] *24" table:style-name="ce4">
            <text:p>9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13H15M0S" table:style-name="ce6">
            <text:p>1:15 PM</text:p>
          </table:table-cell>
          <table:table-cell office:value-type="time" office:time-value="PT17H50M0S" table:style-name="ce6">
            <text:p>5:50 P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0H0M0S" table:style-name="ce6">
            <text:p>12:00 AM</text:p>
          </table:table-cell>
          <table:table-cell office:value-type="time" office:time-value="PT4H35M0S" table:formula="of:= ([.D100] - [.C100]) + ([.F100] - [.E100])" table:style-name="ce3">
            <text:p>4:35</text:p>
          </table:table-cell>
          <table:table-cell office:value-type="float" office:value="4.5833333333333304" table:formula="of:=[.G100] *24" table:style-name="ce4">
            <text:p>4.58</text:p>
          </table:table-cell>
          <table:table-cell table:number-columns-repeated="16376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37">
      <number:hours/>
      <number:text>:</number:text>
      <number:minutes number:style="long"/>
    </number:time-style>
    <number:time-style style:name="N45P0" number:language="en" number:country="US">
      <number:hours/>
      <number:text>:</number:text>
      <number:minutes number:style="long"/>
      <number:text> </number:text>
      <number:am-pm/>
    </number:time-style>
    <number:text-style style:name="N45">
      <number:text-content/>
      <style:map style:condition="value()&gt;=0" style:apply-style-name="N45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atthieu Martin</meta:initial-creator>
    <dc:creator>Matthieu Martin</dc:creator>
    <meta:creation-date>2024-10-15T10:44:45Z</meta:creation-date>
    <dc:date>2024-10-22T10:50:58Z</dc:date>
  </office:meta>
</office:document-meta>
</file>